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dc1e" officeooo:paragraph-rsid="0004dc1e"/>
    </style:style>
    <style:style style:name="P2" style:family="paragraph" style:parent-style-name="Text_20_body">
      <style:text-properties fo:font-weight="normal" officeooo:rsid="0004949f" officeooo:paragraph-rsid="0004949f" style:font-weight-asian="normal" style:font-weight-complex="normal"/>
    </style:style>
    <style:style style:name="P3" style:family="paragraph" style:parent-style-name="Text_20_body">
      <style:text-properties officeooo:rsid="000a083d" officeooo:paragraph-rsid="000a083d"/>
    </style:style>
    <style:style style:name="P4" style:family="paragraph" style:parent-style-name="Text_20_body">
      <style:text-properties officeooo:paragraph-rsid="000293cf"/>
    </style:style>
    <style:style style:name="P5" style:family="paragraph" style:parent-style-name="Heading_20_1">
      <style:text-properties officeooo:rsid="0004949f" officeooo:paragraph-rsid="0004949f"/>
    </style:style>
    <style:style style:name="P6" style:family="paragraph" style:parent-style-name="Heading_20_1">
      <style:text-properties officeooo:rsid="0004dc1e" officeooo:paragraph-rsid="0004dc1e"/>
    </style:style>
    <style:style style:name="T1" style:family="text">
      <style:text-properties officeooo:rsid="000293cf"/>
    </style:style>
    <style:style style:name="T2" style:family="text">
      <style:text-properties fo:font-weight="normal" style:font-weight-asian="normal" style:font-weight-complex="normal"/>
    </style:style>
    <style:style style:name="T3" style:family="text">
      <style:text-properties fo:font-weight="normal" officeooo:rsid="000293cf" style:font-weight-asian="normal" style:font-weight-complex="normal"/>
    </style:style>
    <style:style style:name="T4" style:family="text">
      <style:text-properties fo:font-weight="normal" officeooo:rsid="000b4d16" style:font-weight-asian="normal" style:font-weight-complex="normal"/>
    </style:style>
    <style:style style:name="T5" style:family="text">
      <style:text-properties officeooo:rsid="0005478f"/>
    </style:style>
    <style:style style:name="T6" style:family="text">
      <style:text-properties fo:font-style="italic" fo:font-weight="normal" officeooo:rsid="000b4d16"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essaging</text:h>
      <text:p text:style-name="P4"><text:span text:style-name="T1">Fejllogningen på en hjemmeside kan ske igennem en service på hjemmesiden der registrer fejlene på siderne, og sender dem videre igennem en service til udviklerne, der løbende vil modtage disse fejlmeddelelser fra et messaging system der lytter på en service. Den modtagende service hos udviklerne, sørger for at opdele fejlbeskederne afhængigt af hvor alvorlige de er, og sender dem videre, således at en administrator kan gribe ind og rette fejlen hurtigt, da de mest alvorlige fejl vil komme øverst på listen over opståede fejl.</text:span><text:span text:style-name="T3"> Dette gøres af hensyn til brugeroplevelsen, som forringes hvis fejlene ikke bliver udbedret.</text:span></text:p>
      <text:p text:style-name="P3"><text:span text:style-name="T3">F</text:span><text:span text:style-name="T2">ordelen ved at føre fejlregistreringerne igennem et messaging system, bliver at messaging systemer er byget til at føre beskeder på tværs af teknologier, hvilket gør at udvikleren/udviklerne ikke er bundet til at bruge en bestemt teknologi for at kunne modtage disse beskeder. Dette er med til at øge fleksibiliteten i forhold til eventuelle teknologiskift.</text:span></text:p>
      <text:p text:style-name="P3"><text:span text:style-name="T2">Messaging systemer er beregnet til at </text:span><text:span text:style-name="T4">mindre beskeder, og derfor ikke store beskrivende fejlbeskeder med alle indtastede data inkluderet. Derimod kunne en beskrivende fejlbesked være<text:line-break/></text:span><text:span text:style-name="T6">&lt;dato&gt; </text:span><text:span text:style-name="T4">&lt;</text:span><text:span text:style-name="T6">servicenavn&gt; &lt;funktion&gt;</text:span></text:p>
      <text:p text:style-name="P3"><text:span text:style-name="T2">En ulempe ved at anvende messaging system, er at man binder sig til endnu en teknologi, afhængigt af hvilken løsning der vælges. </text:span><text:span text:style-name="T4">Derudover kan beskeder gå tabt i messaging systemer.</text:span></text:p>
      <text:p text:style-name="P2">Fordelen ved at bryde systemet op i flere mindre dele, er at de mindre dele kan kaldes fra flere andre komponenter, og køre samt testes separat. Dette giver en større fleksibilitet i systemet over for kommende ændringer.</text:p>
      <text:h text:style-name="P6" text:outline-level="1">Services</text:h>
      <text:p text:style-name="P1">Ved at udeligere arbejdet fra en stor service til flere mindre services, <text:span text:style-name="T5">vil vi yderligere få muligheden for at benytte disse services fra andre systemer, f.eks. vil en login service være i stand til at kunne logge ind for forskellige sider, hvis vi blot angiver at hvilken side vi ønsker at logge ind på, samt legimitationsoplysninger som brugeren indtaster. Dette øger funktionerne der er i en service, og er med til at reducere antallet af nødvendige services. Det vil dog ikke gavne systemet meget at udvide servicen til at håndtere alle ting, da en for stor service bliver for tung at håndtere for enheden den kører p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5:38:23.435393724</meta:creation-date>
    <dc:date>2017-01-03T01:04:18.679914205</dc:date>
    <meta:editing-duration>PT7H17M5S</meta:editing-duration>
    <meta:editing-cycles>3</meta:editing-cycles>
    <meta:generator>LibreOffice/5.1.4.2$Linux_X86_64 LibreOffice_project/10m0$Build-2</meta:generator>
    <meta:document-statistic meta:table-count="0" meta:image-count="0" meta:object-count="0" meta:page-count="1" meta:paragraph-count="8" meta:word-count="355" meta:character-count="2237" meta:non-whitespace-character-count="1890"/>
  </office:meta>
</office:document-meta>
</file>